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righ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left="72.00pt" fo:text-indent="0.00p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left="72.00pt" fo:text-indent="0.00pt" fo:margin-bottom="10.00pt"/>
    </style:style>
    <style:style style:name="P6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Python Basics Assignment-Answer Sheet</text:span></text:p>
      <text:p text:style-name="P1"><text:span text:style-name="T1">support@intellipaat.com</text:span></text:p>
      <text:p text:style-name="P1"><text:span text:style-name="T1">+91-7022374614</text:span></text:p>
      <text:p text:style-name="P1"><text:span text:style-name="T1">US: 1-800-216-8930 (Toll-Free)</text:span></text:p>
      <text:p text:style-name="P1"><text:span text:style-name="T1"/></text:p>
      <text:p text:style-name="P1"><text:span text:style-name="T1"/></text:p>
      <text:p text:style-name="P2"><text:span text:style-name="T2">Q1.<text:s/></text:span><text:span text:style-name="T3">Using Python script as a calculator Create the variables n, r, p and assign them values 10,5, and 100 respectively. Then evaluate the following expression in the Python console.</text:span></text:p>
      <text:p text:style-name="P2"><text:span text:style-name="T3"><text:s/></text:span><text:span text:style-name="T4">𝐴</text:span><text:span text:style-name="T5"><text:s/>=<text:s/></text:span><text:span text:style-name="T6">𝑝</text:span><text:span text:style-name="T7"><text:s/>(1 +<text:s/></text:span><text:span text:style-name="T8">𝑟</text:span><text:span text:style-name="T9">/ 100)n</text:span></text:p>
      <text:p text:style-name="P2"><text:span text:style-name="T9"><text:s/>a. 100 </text:span></text:p>
      <text:p text:style-name="P2"><text:span text:style-name="T9">b. 162.89</text:span></text:p>
      <text:p text:style-name="P2"><text:span text:style-name="T9"><text:s/>c. 189 </text:span></text:p>
      <text:p text:style-name="P2"><text:span text:style-name="T9">d. None of the above</text:span></text:p>
      <text:p text:style-name="P2"><text:span text:style-name="T10">Ans:<text:s/></text:span><text:span text:style-name="T11">b. 162.89<text:s text:c="2"/>//a=p * (pow((1 + r / 100), n))</text:span><text:span text:style-name="T12"/></text:p>
      <text:p text:style-name="P2"><text:span text:style-name="T12"/></text:p>
      <text:p text:style-name="P2"><text:span text:style-name="T12">Q2. In a given string format operation, how will you print the given string. </text:span></text:p>
      <text:p text:style-name="P2"><text:span text:style-name="T12">A = 10 </text:span></text:p>
      <text:p text:style-name="P2"><text:span text:style-name="T12">B = 20 </text:span></text:p>
      <text:p text:style-name="P2"><text:span text:style-name="T12">Str = "There are {} students in the class, with {} who play at least one sport." </text:span></text:p>
      <text:p text:style-name="P2"><text:span text:style-name="T12">a. print(string.format(a,b)) </text:span></text:p>
      <text:p text:style-name="P2"><text:span text:style-name="T12">b. print(string+a+b) </text:span></text:p>
      <text:p text:style-name="P2"><text:span text:style-name="T12">c. print(string.format(b,a)) </text:span></text:p>
      <text:p text:style-name="P2"><text:span text:style-name="T12">d. None of the above</text:span></text:p>
      <text:p text:style-name="P2"><text:span text:style-name="T13">Ans :<text:s text:c="4"/></text:span><text:span text:style-name="T14">c. print(string.format(b,a))<text:s/></text:span><text:span text:style-name="T15"/></text:p>
      <text:p text:style-name="P2"><text:span text:style-name="T16"/></text:p>
      <text:p text:style-name="P2"><text:span text:style-name="T16">Q3. In a given sample string, How do you print a double quoted string in between a regular string using the escape character? </text:span></text:p>
      <text:p text:style-name="P2"><text:span text:style-name="T16">Sample output = It goes without saying, “Time is Money”, and none can deny it. </text:span></text:p>
      <text:p text:style-name="P2"><text:span text:style-name="T16">a. print(“It goes without saying, \“Time is Money\”, and none can deny it.”)</text:span></text:p>
      <text:p text:style-name="P2"><text:span text:style-name="T16"><text:s/>b. print(“It goes without saying, \Time is Money\, and none can deny it.”) </text:span></text:p>
      <text:p text:style-name="P2"><text:span text:style-name="T16">c. print(“It goes without saying” + “Time is Money” + “and none can deny it.”)</text:span></text:p>
      <text:p text:style-name="P2"><text:span text:style-name="T16"><text:s/>d. None of the above.</text:span></text:p>
      <text:p text:style-name="P2"><text:span text:style-name="T17">Ans:<text:s text:c="2"/></text:span><text:span text:style-name="T18">a. print("It goes without saying, \"Time is Money\", and none can deny it.")</text:span><text:span text:style-name="T19"/></text:p>
      <text:p text:style-name="P2"><text:span text:style-name="T20"/></text:p>
      <text:p text:style-name="P2"><text:span text:style-name="T20">Q4. What will be the output of the following code?</text:span></text:p>
      <text:p text:style-name="P2"><text:span text:style-name="T20"><text:s/>x = lambda a,b: a//b</text:span></text:p>
      <text:p text:style-name="P2"><text:span text:style-name="T20">x(10,3)</text:span></text:p>
      <text:p text:style-name="P2"><text:span text:style-name="T20"><text:s/>a. 3.3333333333 </text:span></text:p>
      <text:p text:style-name="P2"><text:span text:style-name="T20">b. 3</text:span></text:p>
      <text:p text:style-name="P2"><text:span text:style-name="T20"><text:s/>c. 30</text:span></text:p>
      <text:p text:style-name="P2"><text:span text:style-name="T20"><text:s/>d. 1000</text:span></text:p>
      <text:p text:style-name="P2"><text:span text:style-name="T21">Ans:<text:s text:c="5"/><text:tab/></text:span><text:span text:style-name="T22">b. 3</text:span><text:span text:style-name="T23"/></text:p>
      <text:p text:style-name="P2"><text:span text:style-name="T23">Q5. What will be the output of the following code?</text:span></text:p>
      <text:p text:style-name="P2"><text:span text:style-name="T23"><text:s/>A = 10 </text:span></text:p>
      <text:p text:style-name="P2"><text:span text:style-name="T23">B = 12 </text:span></text:p>
      <text:p text:style-name="P2"><text:span text:style-name="T23">print("Smaller") if A == B else print("Greater") if A &lt; B else print("True") </text:span></text:p>
      <text:p text:style-name="P2"><text:span text:style-name="T23">a. True </text:span></text:p>
      <text:p text:style-name="P2"><text:span text:style-name="T23">b. Smaller</text:span></text:p>
      <text:p text:style-name="P2"><text:span text:style-name="T23">c. Greater </text:span></text:p>
      <text:p text:style-name="P2"><text:span text:style-name="T23">d. None of the above</text:span></text:p>
      <text:p text:style-name="P2"><text:span text:style-name="T24">Ans :<text:s text:c="2"/></text:span><text:span text:style-name="T25">c. Greater<text:s/></text:span><text:span text:style-name="T26"/></text:p>
      <text:p text:style-name="P2"><text:span text:style-name="T26"/></text:p>
      <text:p text:style-name="P2"><text:span text:style-name="T26">Q6. What will be the output of the following code? </text:span></text:p>
      <text:p text:style-name="P2"><text:span text:style-name="T26"/></text:p>
      <text:p text:style-name="P3"><text:span text:style-name="T26">import os</text:span></text:p>
      <text:p text:style-name="P3"><text:span text:style-name="T26">import numpy as np</text:span></text:p>
      <text:p text:style-name="P3"><text:span text:style-name="T26">my_list1=[2,7,3,5,4,6]</text:span></text:p>
      <text:p text:style-name="P3"><text:span text:style-name="T26">print(my_list1)</text:span></text:p>
      <text:p text:style-name="P3"><text:span text:style-name="T26">arr_1=numpy.array(my_list1,dtype=int)</text:span></text:p>
      <text:p text:style-name="P3"><text:span text:style-name="T26">print(arr_1)</text:span></text:p>
      <text:p text:style-name="P4"><text:span text:style-name="T26"/></text:p>
      <text:p text:style-name="P4"><text:span text:style-name="T26">a. [2 7 3 5 4 6]</text:span></text:p>
      <text:p text:style-name="P4"><text:span text:style-name="T26"><text:s/>b. TypeError</text:span></text:p>
      <text:p text:style-name="P4"><text:span text:style-name="T26"><text:s/>c. NameError: name 'numpy' is not defined </text:span></text:p>
      <text:p text:style-name="P4"><text:span text:style-name="T26">d. None of the above</text:span></text:p>
      <text:p text:style-name="P4"><text:span text:style-name="T27">Ans:<text:s/></text:span><text:span text:style-name="T28">c. NameError: name 'numpy' is not defined</text:span><text:span text:style-name="T29"><text:s text:c="3"/></text:span><text:span text:style-name="T30"><text:tab/></text:span></text:p>
      <text:p text:style-name="P4"><text:span text:style-name="T30">Q7. Create a string called ‘string’ with the value as “Machine Learning”. Which code(s) is/are appropriate to slice the substring “Learn”?</text:span></text:p>
      <text:p text:style-name="P4"><text:span text:style-name="T30">a. string[slice(13,8,1)] </text:span></text:p>
      <text:p text:style-name="P4"><text:span text:style-name="T30">b. string[slice(1,8,1)] </text:span></text:p>
      <text:p text:style-name="P4"><text:span text:style-name="T30">c. string[8:14] </text:span></text:p>
      <text:p text:style-name="P4"><text:span text:style-name="T30">d. string[slice(8,13,1)]</text:span></text:p>
      <text:p text:style-name="P4"><text:span text:style-name="T31">Ans :<text:s/></text:span><text:span text:style-name="T32">d. string[slice(8,13,1)]</text:span><text:span text:style-name="T33"/></text:p>
      <text:p text:style-name="P4"><text:span text:style-name="T33">Q8. Create a sequence of numbers from 10 to 25 and increment by 4. What is the index of the value 18?</text:span></text:p>
      <text:p text:style-name="P4"><text:span text:style-name="T33">a. 3</text:span></text:p>
      <text:p text:style-name="P4"><text:span text:style-name="T33">b. 2 </text:span></text:p>
      <text:p text:style-name="P4"><text:span text:style-name="T33">c. 0 </text:span></text:p>
      <text:p text:style-name="P4"><text:span text:style-name="T33">d. 1</text:span></text:p>
      <text:p text:style-name="P4"><text:span text:style-name="T33"/></text:p>
      <text:p text:style-name="P4"><text:span text:style-name="T34">Ans :<text:s/></text:span><text:span text:style-name="T35">a. 3</text:span><text:span text:style-name="T36"/></text:p>
      <text:p text:style-name="P4"><text:span text:style-name="T36"><text:s text:c="2"/>for i in range(10,25,4):</text:span></text:p>
      <text:p text:style-name="P4"><text:span text:style-name="T36"><text:s text:c="4"/>print(i)</text:span></text:p>
      <text:p text:style-name="P4"><text:span text:style-name="T37"/></text:p>
      <text:p text:style-name="P4"><text:span text:style-name="T37">Q9. Which of the following is true with respect to the below codes?</text:span></text:p>
      <text:p text:style-name="P5"><text:span text:style-name="T37">num1=5**4</text:span></text:p>
      <text:p text:style-name="P5"><text:span text:style-name="T37">num2=pow(5,4)</text:span></text:p>
      <text:p text:style-name="P5"><text:span text:style-name="T37">print(num1,num2)</text:span></text:p>
      <text:p text:style-name="P6"><text:span text:style-name="T37">a. num1 = num2 </text:span></text:p>
      <text:p text:style-name="P6"><text:span text:style-name="T37">b. num1<text:s/></text:span><text:span text:style-name="T38">≠</text:span><text:span text:style-name="T39"><text:s/>num2 </text:span></text:p>
      <text:p text:style-name="P6"><text:span text:style-name="T39">c. num1 &lt; num2 </text:span></text:p>
      <text:p text:style-name="P6"><text:span text:style-name="T39">d. num1 &gt; num2</text:span></text:p>
      <text:p text:style-name="P6"><text:span text:style-name="T40">Ans :<text:s/></text:span><text:span text:style-name="T41">a. num1 = num2<text:s/></text:span><text:span text:style-name="T42"/></text:p>
      <text:p text:style-name="P6"><text:span text:style-name="T42"/></text:p>
      <text:p text:style-name="P6"><text:span text:style-name="T42">Q10.A Python NameError exception is raised when: -</text:span></text:p>
      <text:p text:style-name="P6"><text:span text:style-name="T42">a. Trying to access a variable which has not been defined</text:span></text:p>
      <text:p text:style-name="P6"><text:span text:style-name="T42">b. Trying to access a key in a dictionary that does not exist</text:span></text:p>
      <text:p text:style-name="P6"><text:span text:style-name="T42">c. Accessing a column with misspelled column name </text:span></text:p>
      <text:p text:style-name="P6"><text:span text:style-name="T42">d. Accessing the function from a module that has not been imported</text:span></text:p>
      <text:p text:style-name="P6"><text:span text:style-name="T42"/></text:p>
      <text:p text:style-name="P6"><text:span text:style-name="T43">Ans :<text:s/></text:span><text:span text:style-name="T44">a. Trying to access a variable which has not been defined</text:span><text:span text:style-name="T45"/></text:p>
      <text:p text:style-name="P6"><text:span text:style-name="T45"/></text:p>
      <text:p text:style-name="P6"><text:span text:style-name="T45">Q11.What type of exception will be raised for the code given below? </text:span></text:p>
      <text:p text:style-name="P6"><text:span text:style-name="T45">x="string"</text:span></text:p>
      <text:p text:style-name="P6"><text:span text:style-name="T45">int(x)</text:span></text:p>
      <text:p text:style-name="P6"><text:span text:style-name="T45">a. NameError</text:span></text:p>
      <text:p text:style-name="P6"><text:span text:style-name="T45">b. KeyError</text:span></text:p>
      <text:p text:style-name="P6"><text:span text:style-name="T45">c. ValueError </text:span></text:p>
      <text:p text:style-name="P6"><text:span text:style-name="T45">d. AttributeError</text:span></text:p>
      <text:p text:style-name="P6"><text:span text:style-name="T46">Ans :<text:s/></text:span><text:span text:style-name="T47">c. ValueError<text:s/></text:span><text:span text:style-name="T48"/></text:p>
      <text:p text:style-name="P6"><text:span text:style-name="T48"/></text:p>
      <text:p text:style-name="P6"><text:span text:style-name="T48">Q12.A FileNotFoundError exception is raised by operating system errors when: -</text:span></text:p>
      <text:p text:style-name="P6"><text:span text:style-name="T48">a. Trying to create a file or directory which already exists </text:span></text:p>
      <text:p text:style-name="P6"><text:span text:style-name="T48">b. A file or directory is requested but does not exist in the working directory </text:span></text:p>
      <text:p text:style-name="P6"><text:span text:style-name="T48">c. Trying to run an operation without the adequate access rights </text:span></text:p>
      <text:p text:style-name="P6"><text:span text:style-name="T48">d. A directory operation, os.listdir() is requested on something which is not a directory</text:span></text:p>
      <text:p text:style-name="P6"><text:span text:style-name="T49">Ans :<text:s text:c="2"/></text:span><text:span text:style-name="T50">b. A file or directory is requested but does not exist in the working directory<text:s/></text:span><text:span text:style-name="T51"/></text:p>
      <text:p text:style-name="P6"><text:span text:style-name="T51"/></text:p>
      <text:p text:style-name="P6"><text:span text:style-name="T51">Q13.Consider a variable Z. The value of Z is "ID-5632". Data type of Z is: -</text:span></text:p>
      <text:p text:style-name="P6"><text:span text:style-name="T51">a. Complex </text:span></text:p>
      <text:p text:style-name="P6"><text:span text:style-name="T51">b. Character</text:span></text:p>
      <text:p text:style-name="P6"><text:span text:style-name="T51">c. Integer </text:span></text:p>
      <text:p text:style-name="P6"><text:span text:style-name="T51">d. Boolean </text:span></text:p>
      <text:p text:style-name="P6"><text:span text:style-name="T52">Ans :<text:s/></text:span><text:span text:style-name="T53">b. Character</text:span><text:span text:style-name="T54"/></text:p>
      <text:p text:style-name="P6"><text:span text:style-name="T54"/></text:p>
      <text:p text:style-name="P6"><text:span text:style-name="T54">Q14.Which of the following variable(s) are character data type? </text:span></text:p>
      <text:p text:style-name="P6"><text:span text:style-name="T54">a. K= “4” </text:span></text:p>
      <text:p text:style-name="P6"><text:span text:style-name="T54">b. J= “Welcome” </text:span></text:p>
      <text:p text:style-name="P6"><text:span text:style-name="T54">c. L= “?” </text:span></text:p>
      <text:p text:style-name="P6"><text:span text:style-name="T54">d. All of the above </text:span></text:p>
      <text:p text:style-name="P6"><text:span text:style-name="T54"/></text:p>
      <text:p text:style-name="P6"><text:span text:style-name="T55">Ans :<text:s/></text:span><text:span text:style-name="T56">d. All of the above </text:span></text:p>
      <text:p text:style-name="P6"><text:span text:style-name="T57"/></text:p>
      <text:p text:style-name="P6"><text:span text:style-name="T57">Q15.Choose the symbol/s that does not have the ability to convert any values to string? a. ( )</text:span></text:p>
      <text:p text:style-name="P6"><text:span text:style-name="T57">b. “ ”</text:span></text:p>
      <text:p text:style-name="P6"><text:span text:style-name="T57">c. {} </text:span></text:p>
      <text:p text:style-name="P6"><text:span text:style-name="T57">d. #</text:span></text:p>
      <text:p text:style-name="P6"><text:span text:style-name="T58">Ans :<text:s text:c="2"/></text:span><text:span text:style-name="T59">a. ( ) c. {}<text:s text:c="2"/>d. #</text:span><text:span text:style-name="T60"/></text:p>
      <text:p text:style-name="P6"><text:span text:style-name="T60"/></text:p>
      <text:p text:style-name="P6"><text:span text:style-name="T60">Q16.Create a dictionary ‘Country’ that maps the following countries to their capitals respectively:</text:span></text:p>
      <text:p text:style-name="P6"><text:span text:style-name="T60">Country<text:tab/>India<text:tab/>China<text:tab/>Japan<text:tab/>Qatar <text:tab/>France </text:span></text:p>
      <text:p text:style-name="P6"><text:span text:style-name="T60">State <text:tab/><text:tab/>Delhi<text:tab/>Beijing <text:tab/>Tokyo <text:tab/>Doha <text:tab/>Marseilles</text:span></text:p>
      <text:p text:style-name="P6"><text:span text:style-name="T60"/></text:p>
      <text:p text:style-name="P6"><text:span text:style-name="T61">Ans :</text:span><text:span text:style-name="T62"/></text:p>
      <text:p text:style-name="P6"><text:span text:style-name="T63">Creating<text:s/></text:span><text:span text:style-name="T64">dictionary<text:s/></text:span><text:span text:style-name="T65"/></text:p>
      <text:p text:style-name="P6"><text:span text:style-name="T65">country={"India":"Delhi","China":"Beijing","Japan":"Tokyo","Qatar":"Doha","France":"Marseilles"} </text:span></text:p>
      <text:p text:style-name="P6"><text:span text:style-name="T66">Find 2 commands to replace “Marseilles” with “Paris” is:</text:span></text:p>
      <text:p text:style-name="P6"><text:span text:style-name="T67">command<text:s text:c="2"/>1</text:span></text:p>
      <text:p text:style-name="P6"><text:span text:style-name="T67"><text:s text:c="3"/>country.update({"France":"Paris"})</text:span></text:p>
      <text:p text:style-name="P6"><text:span text:style-name="T68">command<text:s text:c="2"/>2</text:span></text:p>
      <text:p text:style-name="P6"><text:span text:style-name="T68"><text:s text:c="4"/></text:span><text:span text:style-name="T69">country["France"]="Paris"</text:span></text:p>
      <text:p text:style-name="P6"><text:span text:style-name="T70"/></text:p>
      <text:p text:style-name="P6"><text:span text:style-name="T70">Q17. Create the tuples given below </text:span></text:p>
      <text:p text:style-name="P6"><text:span text:style-name="T70">tuple_1 = (1,5,6,7,8)</text:span></text:p>
      <text:p text:style-name="P6"><text:span text:style-name="T70">tuple_2 = (8,9,4) </text:span></text:p>
      <text:p text:style-name="P6"><text:span text:style-name="T70">Identify which of the following code does not work on a tuple.</text:span></text:p>
      <text:p text:style-name="P6"><text:span text:style-name="T70">a. sum(tuple_1) </text:span></text:p>
      <text:p text:style-name="P6"><text:span text:style-name="T70">b. len(tuple_2) </text:span></text:p>
      <text:p text:style-name="P6"><text:span text:style-name="T70">c. tuple_2 + tuple_1 </text:span></text:p>
      <text:p text:style-name="P6"><text:span text:style-name="T70">d. tuple_1[3] = 45</text:span></text:p>
      <text:p text:style-name="P6"><text:span text:style-name="T71">Ans :<text:s/></text:span><text:span text:style-name="T72">d. tuple_1[3] = 45<text:s text:c="6"/>//'tuple' object does not support item assignment</text:span><text:span text:style-name="T73"/></text:p>
      <text:p text:style-name="P6"><text:span text:style-name="T74"/></text:p>
      <text:p text:style-name="P6"><text:span text:style-name="T74">Q18. How many elements in the following data structure?</text:span></text:p>
      <text:p text:style-name="P6"><text:span text:style-name="T74"><text:s text:c="2"/>s={1,2.3,4,4,4,5,6}</text:span></text:p>
      <text:p text:style-name="P6"><text:span text:style-name="T74"/></text:p>
      <text:p text:style-name="P6"><text:span text:style-name="T75">Ans : 6 elements<text:s text:c="3"/>//sets allow unique values</text:span></text:p>
      <text:p text:style-name="P6"><text:span text:style-name="T76"/></text:p>
      <text:p text:style-name="P6"><text:span text:style-name="T76">Q19.Write a function which finds all pythagorean triplets of triangles whose sides are no greater than a natural number N.</text:span></text:p>
      <text:p text:style-name="P6"><text:span text:style-name="T77">Ans :</text:span><text:span text:style-name="T78"/></text:p>
      <text:p text:style-name="P6"><text:span text:style-name="T79">maxlimit=int(input("Enter Maximum Number:"))</text:span></text:p>
      <text:p text:style-name="P6"><text:span text:style-name="T79">c=0</text:span></text:p>
      <text:p text:style-name="P6"><text:span text:style-name="T79">m=2</text:span></text:p>
      <text:p text:style-name="P6"><text:span text:style-name="T79">while(c&lt;maxlimit):</text:span></text:p>
      <text:p text:style-name="P6"><text:span text:style-name="T79"><text:s text:c="4"/>for n in range(1,m+1):</text:span></text:p>
      <text:p text:style-name="P6"><text:span text:style-name="T79"><text:s text:c="8"/>a=m*m-n*n</text:span></text:p>
      <text:p text:style-name="P6"><text:span text:style-name="T79"><text:s text:c="8"/>b=2*m*n</text:span></text:p>
      <text:p text:style-name="P6"><text:span text:style-name="T79"><text:s text:c="8"/>c=m*m+n*n</text:span></text:p>
      <text:p text:style-name="P6"><text:span text:style-name="T79"><text:s text:c="8"/>if(c&gt;maxlimit):</text:span></text:p>
      <text:p text:style-name="P6"><text:span text:style-name="T79"><text:s text:c="12"/>break</text:span></text:p>
      <text:p text:style-name="P6"><text:span text:style-name="T79"><text:s text:c="8"/>if(a==0 or b==0 or c==0):</text:span></text:p>
      <text:p text:style-name="P6"><text:span text:style-name="T79"><text:s text:c="12"/>break</text:span></text:p>
      <text:p text:style-name="P6"><text:span text:style-name="T79"><text:s text:c="8"/>print(a,b,c)</text:span></text:p>
      <text:p text:style-name="P6"><text:span text:style-name="T79"><text:s text:c="4"/>m=m+1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